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 table:style-name="ce1"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67" calcext:value-type="percentage">
            <text:p>7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566" calcext:value-type="percentage">
            <text:p>14,5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449" calcext:value-type="percentage">
            <text:p>34,4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0796" calcext:value-type="percentage">
            <text:p>7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2048" calcext:value-type="percentage">
            <text:p>20,4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53" calcext:value-type="percentage">
            <text:p>13,53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651" calcext:value-type="percentage">
            <text:p>16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343" calcext:value-type="percentage">
            <text:p>23,43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2" office:value-type="percentage" office:value="0.1118" calcext:value-type="percentage">
            <text:p>1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763" calcext:value-type="percentage">
            <text:p>22,76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242" calcext:value-type="percentage">
            <text:p>13,2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68" calcext:value-type="percentage">
            <text:p>63,6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14" calcext:value-type="percentage">
            <text:p>45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862" calcext:value-type="percentage">
            <text:p>48,6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4695" calcext:value-type="percentage">
            <text:p>46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874" calcext:value-type="percentage">
            <text:p>48,74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office:value-type="percentage" office:value="0.2305" calcext:value-type="percentage">
            <text:p>23,05%</text:p>
          </table:table-cell>
          <table:table-cell office:value-type="percentage" office:value="0.2029" calcext:value-type="percentage">
            <text:p>20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95" calcext:value-type="percentage">
            <text:p>51,95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686" calcext:value-type="percentage">
            <text:p>36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08" calcext:value-type="percentage">
            <text:p>30,80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345" calcext:value-type="percentage">
            <text:p>53,45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876" calcext:value-type="percentage">
            <text:p>38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55" calcext:value-type="percentage">
            <text:p>56,55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table:number-columns-repeated="2" office:value-type="percentage" office:value="0.3629" calcext:value-type="percentage">
            <text:p>36,2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8977" calcext:value-type="percentage">
            <text:p>48,98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6171" calcext:value-type="percentage">
            <text:p>36,1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2746" calcext:value-type="percentage">
            <text:p>27,4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23" calcext:value-type="percentage">
            <text:p>3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6683" calcext:value-type="percentage">
            <text:p>66,8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921" calcext:value-type="percentage">
            <text:p>59,21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87" calcext:value-type="percentage">
            <text:p>55,87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2052" calcext:value-type="percentage">
            <text:p>20,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968" calcext:value-type="percentage">
            <text:p>59,6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308" calcext:value-type="percentage">
            <text:p>53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4714" calcext:value-type="percentage">
            <text:p>47,14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846" calcext:value-type="percentage">
            <text:p>38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4317" calcext:value-type="percentage">
            <text:p>43,1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556" calcext:value-type="percentage">
            <text:p>35,56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319" calcext:value-type="percentage">
            <text:p>31,9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6524" calcext:value-type="percentage">
            <text:p>65,24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436" calcext:value-type="percentage">
            <text:p>44,36%</text:p>
          </table:table-cell>
          <table:table-cell office:value-type="percentage" office:value="0.4462" calcext:value-type="percentage">
            <text:p>44,6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49206" calcext:value-type="percentage">
            <text:p>49,21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3872" calcext:value-type="percentage">
            <text:p>33,8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 table:style-name="ce1" office:value-type="percentage" office:value="0.2321" calcext:value-type="percentage">
            <text:p>23,2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style-name="ce1" office:value-type="percentage" office:value="0.0435" calcext:value-type="percentage">
            <text:p>4,35%</text:p>
          </table:table-cell>
          <table:table-cell table:style-name="ce1"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136" calcext:value-type="percentage">
            <text:p>11,36%</text:p>
          </table:table-cell>
          <table:table-cell office:value-type="percentage" office:value="0.1716" calcext:value-type="percentage">
            <text:p>17,1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office:value-type="percentage" office:value="0.0986" calcext:value-type="percentage">
            <text:p>9,8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.0014" calcext:value-type="percentage">
            <text:p>0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4" calcext:value-type="percentage">
            <text:p>18,40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7865" calcext:value-type="percentage">
            <text:p>17,87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4623" calcext:value-type="percentage">
            <text:p>4,6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95" calcext:value-type="percentage">
            <text:p>6,95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419" calcext:value-type="percentage">
            <text:p>14,19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902" calcext:value-type="percentage">
            <text:p>19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3235" calcext:value-type="percentage">
            <text:p>32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713" calcext:value-type="percentage">
            <text:p>7,71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649" calcext:value-type="percentage">
            <text:p>26,4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96" calcext:value-type="percentage">
            <text:p>15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16" calcext:value-type="percentage">
            <text:p>20,16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 office:value-type="percentage" office:value="0.214" calcext:value-type="percentage">
            <text:p>2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772" calcext:value-type="percentage">
            <text:p>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207" calcext:value-type="percentage">
            <text:p>2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32" calcext:value-type="percentage">
            <text:p>19,32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051" calcext:value-type="percentage">
            <text:p>17,05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6789" calcext:value-type="percentage">
            <text:p>16,7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4" calcext:value-type="percentage">
            <text:p>22,54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815" calcext:value-type="percentage">
            <text:p>8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858" calcext:value-type="percentage">
            <text:p>8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614" calcext:value-type="percentage">
            <text:p>26,14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123" calcext:value-type="percentage">
            <text:p>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504" calcext:value-type="percentage">
            <text:p>15,04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37" calcext:value-type="percentage">
            <text:p>5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632" calcext:value-type="percentage">
            <text:p>26,32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54" calcext:value-type="percentage">
            <text:p>26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873" calcext:value-type="percentage">
            <text:p>28,73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883" calcext:value-type="percentage">
            <text:p>8,8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781" calcext:value-type="percentage">
            <text:p>23,78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678" calcext:value-type="percentage">
            <text:p>5,6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2"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978" calcext:value-type="percentage">
            <text:p>25,98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87" calcext:value-type="percentage">
            <text:p>4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4545" calcext:value-type="percentage">
            <text:p>45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office:value-type="percentage" office:value="0.4131" calcext:value-type="percentage">
            <text:p>41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152" calcext:value-type="percentage">
            <text:p>21,5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507" calcext:value-type="percentage">
            <text:p>28,5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1842" calcext:value-type="percentage">
            <text:p>41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23" calcext:value-type="percentage">
            <text:p>20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1818" calcext:value-type="percentage">
            <text:p>18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873" calcext:value-type="percentage">
            <text:p>18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2098" calcext:value-type="percentage">
            <text:p>2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5201" calcext:value-type="percentage">
            <text:p>25,20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21855" calcext:value-type="percentage">
            <text:p>21,8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356" calcext:value-type="percentage">
            <text:p>53,56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378" calcext:value-type="percentage">
            <text:p>73,78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178" calcext:value-type="percentage">
            <text:p>31,78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1491" calcext:value-type="percentage">
            <text:p>51,49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3" calcext:value-type="percentage">
            <text:p>5,30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16" calcext:value-type="percentage">
            <text:p>1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04" calcext:value-type="percentage">
            <text:p>3,0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745" calcext:value-type="percentage">
            <text:p>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2"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32444444444445" calcext:value-type="percentage">
            <text:p>5,32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7196" calcext:value-type="percentage">
            <text:p>7,2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278" calcext:value-type="percentage">
            <text:p>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11" calcext:value-type="percentage">
            <text:p>8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1" calcext:value-type="percentage">
            <text:p>2,11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94" calcext:value-type="percentage">
            <text:p>9,4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1" calcext:value-type="percentage">
            <text:p>4,11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73" calcext:value-type="percentage">
            <text:p>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713" calcext:value-type="percentage">
            <text:p>4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486" calcext:value-type="percentage">
            <text:p>48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407" calcext:value-type="percentage">
            <text:p>54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747" calcext:value-type="percentage">
            <text:p>47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813" calcext:value-type="percentage">
            <text:p>38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567" calcext:value-type="percentage">
            <text:p>4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13" calcext:value-type="percentage">
            <text:p>4,13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273" calcext:value-type="percentage">
            <text:p>2,27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4875" calcext:value-type="percentage">
            <text:p>44,8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87" calcext:value-type="percentage">
            <text:p>37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08667" calcext:value-type="percentage">
            <text:p>8,67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5685" calcext:value-type="percentage">
            <text:p>35,6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96" calcext:value-type="float">
            <text:p>0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97" calcext:value-type="float">
            <text:p>0,4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8" calcext:value-type="float">
            <text:p>0,5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87" calcext:value-type="float">
            <text:p>0,48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55" calcext:value-type="float">
            <text:p>0,525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601" calcext:value-type="float">
            <text:p>0,6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080.78" calcext:value-type="float">
            <text:p>2080,78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550625" calcext:value-type="float">
            <text:p>0,55506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575.27" calcext:value-type="float">
            <text:p>1575,27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2613.98" calcext:value-type="float">
            <text:p>2613,98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25" calcext:value-type="float">
            <text:p>0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583.67" calcext:value-type="float">
            <text:p>3583,6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1828.106" calcext:value-type="float">
            <text:p>1828,10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94" calcext:value-type="float">
            <text:p>0,1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36.5" calcext:value-type="float">
            <text:p>1836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776" calcext:value-type="float">
            <text:p>0,07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3211.99" calcext:value-type="float">
            <text:p>3211,99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41" calcext:value-type="float">
            <text:p>0,1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423.23" calcext:value-type="float">
            <text:p>3423,23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75" calcext:value-type="float">
            <text:p>0,2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2897.8106" calcext:value-type="float">
            <text:p>2897,810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3846" calcext:value-type="float">
            <text:p>0,2384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6" calcext:value-type="float">
            <text:p>0,003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number-columns-repeated="2" table:style-name="ce3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4" calcext:value-type="float">
            <text:p>0,006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number-columns-repeated="2" table:style-name="ce3" office:value-type="float" office:value="0.00043" calcext:value-type="float">
            <text:p>0,00043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695" calcext:value-type="float">
            <text:p>0,6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9244" calcext:value-type="float">
            <text:p>0,92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number-columns-repeated="2"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29" calcext:value-type="float">
            <text:p>0,00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50145" calcext:value-type="float">
            <text:p>0,0013501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7824" calcext:value-type="float">
            <text:p>0,78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11.151" calcext:value-type="float">
            <text:p>11,1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54" calcext:value-type="float">
            <text:p>0,055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75" calcext:value-type="float">
            <text:p>7,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 office:value-type="float" office:value="0.0945" calcext:value-type="float">
            <text:p>0,0945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066" calcext:value-type="float">
            <text:p>2,06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1" calcext:value-type="float">
            <text:p>0,121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976" calcext:value-type="float">
            <text:p>1,9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454" calcext:value-type="float">
            <text:p>0,0454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2.494" calcext:value-type="float">
            <text:p>2,4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37" calcext:value-type="float">
            <text:p>0,037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3.854" calcext:value-type="float">
            <text:p>3,8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686" calcext:value-type="float">
            <text:p>0,0686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13.954" calcext:value-type="float">
            <text:p>13,9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6.965" calcext:value-type="float">
            <text:p>6,9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425" calcext:value-type="float">
            <text:p>0,0425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1.276" calcext:value-type="float">
            <text:p>1,2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064" calcext:value-type="float">
            <text:p>0,08064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5.2097" calcext:value-type="float">
            <text:p>5,20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4" calcext:value-type="float">
            <text:p>0,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122.62" calcext:value-type="float">
            <text:p>1122,6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757" calcext:value-type="float">
            <text:p>0,75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3" calcext:value-type="float">
            <text:p>1351,043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332" calcext:value-type="float">
            <text:p>4,3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92.4" calcext:value-type="float">
            <text:p>1392,4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6" calcext:value-type="float">
            <text:p>0,1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9.5" calcext:value-type="float">
            <text:p>1299,5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583.485" calcext:value-type="float">
            <text:p>583,485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48" calcext:value-type="float">
            <text:p>0,34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52.956" calcext:value-type="float">
            <text:p>1052,956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231" calcext:value-type="float">
            <text:p>0,723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507" calcext:value-type="float">
            <text:p>0,50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7" calcext:value-type="float">
            <text:p>0,97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17" calcext:value-type="float">
            <text:p>0,31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769" calcext:value-type="float">
            <text:p>0,769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74" calcext:value-type="float">
            <text:p>0,74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1.294" calcext:value-type="float">
            <text:p>1,294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1" calcext:value-type="float">
            <text:p>1,31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18" calcext:value-type="float">
            <text:p>0,318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35" calcext:value-type="float">
            <text:p>0,23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6634" calcext:value-type="float">
            <text:p>0,6634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8.332" calcext:value-type="float">
            <text:p>8,3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2395" calcext:value-type="float">
            <text:p>0,23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74" calcext:value-type="float">
            <text:p>0,074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62" calcext:value-type="float">
            <text:p>0,062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867" calcext:value-type="float">
            <text:p>0,086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673" calcext:value-type="float">
            <text:p>0,0673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88" calcext:value-type="float">
            <text:p>0,128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49" calcext:value-type="float">
            <text:p>0,149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13" calcext:value-type="float">
            <text:p>0,01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02" calcext:value-type="float">
            <text:p>0,030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402" calcext:value-type="float">
            <text:p>0,0402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942" calcext:value-type="float">
            <text:p>0,09942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2395" calcext:value-type="float">
            <text:p>0,23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969" calcext:value-type="float">
            <text:p>4,96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5.38" calcext:value-type="float">
            <text:p>135,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 office:value-type="float" office:value="5.662" calcext:value-type="float">
            <text:p>5,66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199" calcext:value-type="float">
            <text:p>4,199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style-name="ce3" office:value-type="float" office:value="4.897" calcext:value-type="float">
            <text:p>4,897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4225" calcext:value-type="float">
            <text:p>5,4225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135.38" calcext:value-type="float">
            <text:p>135,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/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/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/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/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/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/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/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/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/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/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/>
          <table:table-cell table:style-name="Default"/>
          <table:table-cell table:style-name="ce1"/>
          <table:table-cell table:style-name="ce1" table:formula="of:=AVERAGE([.H312:.H321])" office:value-type="percentage" office:value="0.10091" calcext:value-type="percentage">
            <text:p>10,09%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ce1" table:formula="of:=AVERAGE([.J312:.J321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429" calcext:value-type="percentage">
            <text:p>14,29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76" calcext:value-type="percentage">
            <text:p>22,7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24" calcext:value-type="percentage">
            <text:p>13,2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617" calcext:value-type="percentage">
            <text:p>36,1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462" calcext:value-type="percentage">
            <text:p>4,6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71" calcext:value-type="percentage">
            <text:p>7,7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79" calcext:value-type="percentage">
            <text:p>16,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78" calcext:value-type="percentage">
            <text:p>23,7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98" calcext:value-type="percentage">
            <text:p>25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51" calcext:value-type="percentage">
            <text:p>28,5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52" calcext:value-type="percentage">
            <text:p>25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5149" calcext:value-type="percentage">
            <text:p>51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7" calcext:value-type="percentage">
            <text:p>4,3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27" calcext:value-type="percentage">
            <text:p>2,2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2])" office:value-type="percentage" office:value="0.313836666666667" calcext:value-type="percentage">
            <text:p>31,38%</text:p>
          </table:table-cell>
          <table:table-cell table:style-name="ce23" table:formula="of:=AVERAGE([.C3:.C32])" office:value-type="percentage" office:value="0.27046" calcext:value-type="percentage">
            <text:p>27,05%</text:p>
          </table:table-cell>
          <table:table-cell table:style-name="ce23" table:formula="of:=AVERAGE([.D3:.D32])" office:value-type="percentage" office:value="0.223206666666667" calcext:value-type="percentage">
            <text:p>22,32%</text:p>
          </table:table-cell>
          <table:table-cell table:style-name="ce23" table:formula="of:=AVERAGE([.E3:.E32])" office:value-type="percentage" office:value="0.212912" calcext:value-type="percentage">
            <text:p>21,29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2897.81/33" office:value-type="float" office:value="87.8124242424242" calcext:value-type="float">
            <text:p>87,8124242424242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38/9" office:value-type="float" office:value="0.0264444444444444" calcext:value-type="float">
            <text:p>0,0264444444444444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5/4" office:value-type="float" office:value="0.0003375" calcext:value-type="float">
            <text:p>0,000337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5.21/4" office:value-type="float" office:value="1.3025" calcext:value-type="float">
            <text:p>1,30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52.956/50" office:value-type="float" office:value="21.05912" calcext:value-type="float">
            <text:p>21,05912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231/25" office:value-type="float" office:value="0.028924" calcext:value-type="float">
            <text:p>0,028924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6634/6" office:value-type="float" office:value="0.110566666666667" calcext:value-type="float">
            <text:p>0,1105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942/7" office:value-type="float" office:value="0.0142028571428571" calcext:value-type="float">
            <text:p>0,0142028571428571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8:.B53])" office:value-type="float" office:value="9.41604766792652" calcext:value-type="float">
            <text:p>9,41604766792652</text:p>
          </table:table-cell>
          <table:table-cell table:style-name="ce22" table:formula="of:=AVERAGE([.C38:.C53])" office:value-type="float" office:value="9.09560578530636" calcext:value-type="float">
            <text:p>9,09560578530636</text:p>
          </table:table-cell>
          <table:table-cell table:style-name="ce22" table:formula="of:=AVERAGE([.D38:.D53])" office:value-type="float" office:value="7.06962206981681" calcext:value-type="float">
            <text:p>7,06962206981681</text:p>
          </table:table-cell>
          <table:table-cell table:style-name="ce22" table:formula="of:=AVERAGE([.E38:.E53])" office:value-type="float" office:value="13.7943149638348" calcext:value-type="float">
            <text:p>13,794314963834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3T20:57:01.702838841</dc:date>
    <meta:editing-duration>P9DT11H2M14S</meta:editing-duration>
    <meta:editing-cycles>4323</meta:editing-cycles>
    <meta:generator>LibreOffice/7.4.2.3$Linux_X86_64 LibreOffice_project/40$Build-3</meta:generator>
    <meta:document-statistic meta:table-count="2" meta:cell-count="3039" meta:object-count="0"/>
  </office:meta>
</office:document-meta>
</file>